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adornments="Regular" style:font-family-generic="swiss" style:font-pitch="variable"/>
    <style:font-face style:name="JuliaMono" svg:font-family="JuliaMono" style:font-pitch="variable"/>
    <style:font-face style:name="JuliaMono1" svg:font-family="JuliaMono" style:font-pitch="fixed"/>
    <style:font-face style:name="JuliaMono2" svg:font-family="JuliaMono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01cm" fo:min-width="5.717cm" fo:padding-top="0.051cm" fo:padding-bottom="0.051cm" fo:padding-left="0.051cm" fo:padding-right="0.051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816cm" fo:min-width="1.324cm" fo:padding-top="0.051cm" fo:padding-bottom="0.051cm" fo:padding-left="0.051cm" fo:padding-right="0.051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52cm" fo:padding-top="0.051cm" fo:padding-bottom="0.051cm" fo:padding-left="0.051cm" fo:padding-right="0.05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 fo:padding-top="0.051cm" fo:padding-bottom="0.051cm" fo:padding-left="0.051cm" fo:padding-right="0.051cm" loext:decorative="false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33cm" fo:min-width="3.638cm" fo:padding-top="0.051cm" fo:padding-bottom="0.051cm" fo:padding-left="0.051cm" fo:padding-right="0.05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fill-color="#ffffff" draw:textarea-horizontal-align="justify" draw:textarea-vertical-align="middle" draw:auto-grow-height="false" fo:min-height="0.692cm" fo:min-width="2.394cm" fo:padding-top="0.051cm" fo:padding-bottom="0.051cm" fo:padding-left="0.051cm" fo:padding-right="0.051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698cm" fo:min-width="2.497cm" fo:padding-top="0.051cm" fo:padding-bottom="0.051cm" fo:padding-left="0.051cm" fo:padding-right="0.05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draw:fill-color="#ffffff" draw:textarea-horizontal-align="justify" draw:textarea-vertical-align="middle" draw:auto-grow-height="false" fo:min-height="0.833cm" fo:min-width="3.638cm" fo:padding-top="0.051cm" fo:padding-bottom="0.051cm" fo:padding-left="0.051cm" fo:padding-right="0.05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fill-color="#ffffff" draw:textarea-horizontal-align="justify" draw:textarea-vertical-align="middle" draw:auto-grow-height="false" fo:min-height="0.833cm" fo:min-width="3.638cm" fo:padding-top="0.051cm" fo:padding-bottom="0.051cm" fo:padding-left="0.051cm" fo:padding-right="0.05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0.834cm" fo:min-width="3.824cm" fo:padding-top="0.051cm" fo:padding-bottom="0.051cm" fo:padding-left="0.051cm" fo:padding-right="0.05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fill-color="#ffffff" draw:textarea-horizontal-align="justify" draw:textarea-vertical-align="middle" draw:auto-grow-height="false" fo:min-height="0.833cm" fo:min-width="3.638cm" fo:padding-top="0.051cm" fo:padding-bottom="0.051cm" fo:padding-left="0.051cm" fo:padding-right="0.05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draw:fill-color="#ffffff" draw:textarea-horizontal-align="justify" draw:textarea-vertical-align="middle" draw:auto-grow-height="false" fo:min-height="0.692cm" fo:min-width="2.394cm" fo:padding-top="0.051cm" fo:padding-bottom="0.051cm" fo:padding-left="0.051cm" fo:padding-right="0.05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0.834cm" fo:min-width="3.824cm" fo:padding-top="0.051cm" fo:padding-bottom="0.051cm" fo:padding-left="0.051cm" fo:padding-right="0.051cm" style:writing-mode="lr-tb" loext:decorative="false"/>
      <style:paragraph-properties style:writing-mode="lr-tb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 fo:min-height="0.692cm" fo:min-width="1.328cm" fo:padding-top="0.051cm" fo:padding-bottom="0.051cm" fo:padding-left="0.051cm" fo:padding-right="0.051cm" style:writing-mode="lr-tb" loext:decorative="false"/>
      <style:paragraph-properties style:writing-mode="lr-tb"/>
    </style:style>
    <style:style style:name="gr15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16" style:family="graphic" style:parent-style-name="objectwithoutfill">
      <style:graphic-properties draw:marker-end="Arrowheads_20_1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17" style:family="graphic" style:parent-style-name="objectwithoutfill">
      <style:graphic-properties draw:fill="none" draw:textarea-vertical-align="middle" loext:decorative="false"/>
    </style:style>
    <style:style style:name="gr18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55cm" fo:min-width="2.099cm" fo:padding-top="0.051cm" fo:padding-bottom="0.051cm" fo:padding-left="0.051cm" fo:padding-right="0.051cm" style:writing-mode="lr-tb" loext:decorative="false"/>
      <style:paragraph-properties style:writing-mode="lr-tb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52cm" fo:min-width="1.661cm" fo:padding-top="0.051cm" fo:padding-bottom="0.051cm" fo:padding-left="0.051cm" fo:padding-right="0.051cm" style:writing-mode="lr-tb" loext:decorative="false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959cm" fo:min-width="1.099cm" fo:padding-top="0.051cm" fo:padding-bottom="0.051cm" fo:padding-left="0.051cm" fo:padding-right="0.051cm" style:writing-mode="lr-tb" loext:decorative="false"/>
      <style:paragraph-properties style:writing-mode="lr-tb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0.701cm" fo:min-width="2.479cm" fo:padding-top="0.051cm" fo:padding-bottom="0.051cm" fo:padding-left="0.051cm" fo:padding-right="0.051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26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35" draw:marker-end-width="0.3cm" draw:fill="none" draw:textarea-vertical-align="middle" loext:decorative="false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29" style:family="graphic" style:parent-style-name="objectwithoutfill">
      <style:graphic-properties draw:marker-end="Arrowheads_20_39" draw:marker-end-width="0.3cm" draw:fill="none" draw:textarea-vertical-align="middle" loext:decorative="false"/>
    </style:style>
    <style:style style:name="gr30" style:family="graphic" style:parent-style-name="standard">
      <style:graphic-properties draw:stroke="none" draw:fill="none" fo:min-height="1.179cm" loext:decorative="false"/>
      <style:paragraph-properties style:writing-mode="lr-tb"/>
    </style:style>
    <style:style style:name="gr31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3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852cm" fo:min-width="2.931cm" fo:padding-top="0.051cm" fo:padding-bottom="0.051cm" fo:padding-left="0.051cm" fo:padding-right="0.051cm" style:writing-mode="lr-tb" loext:decorative="false"/>
      <style:paragraph-properties style:writing-mode="lr-tb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.816cm" fo:min-width="2.022cm" fo:padding-top="0.051cm" fo:padding-bottom="0.051cm" fo:padding-left="0.051cm" fo:padding-right="0.051cm" style:writing-mode="lr-tb" loext:decorative="false"/>
      <style:paragraph-properties style:writing-mode="lr-tb"/>
    </style:style>
    <style:style style:name="gr36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3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41" style:family="graphic" style:parent-style-name="standard" style:list-style-name="L1">
      <style:graphic-properties draw:fill-color="#ffffff" draw:textarea-horizontal-align="justify" draw:textarea-vertical-align="middle" draw:auto-grow-height="false" fo:min-height="0.698cm" fo:min-width="2.497cm" fo:padding-top="0.051cm" fo:padding-bottom="0.051cm" fo:padding-left="0.051cm" fo:padding-right="0.051cm" style:writing-mode="lr-tb" loext:decorative="false"/>
      <style:paragraph-properties style:writing-mode="lr-tb"/>
    </style:style>
    <style:style style:name="gr42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43" style:family="graphic" style:parent-style-name="standard" style:list-style-name="L1">
      <style:graphic-properties draw:fill-color="#ffffff" draw:textarea-horizontal-align="justify" draw:textarea-vertical-align="middle" draw:auto-grow-height="false" fo:min-height="0.698cm" fo:min-width="2.497cm" fo:padding-top="0.051cm" fo:padding-bottom="0.051cm" fo:padding-left="0.051cm" fo:padding-right="0.051cm" style:writing-mode="lr-tb" loext:decorative="false"/>
      <style:paragraph-properties style:writing-mode="lr-tb"/>
    </style:style>
    <style:style style:name="gr44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4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47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48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49" style:family="graphic" style:parent-style-name="objectwithoutfill">
      <style:graphic-properties draw:marker-end="Arrowheads_20_36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37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38" draw:marker-end-width="0.3cm" draw:fill="none" draw:textarea-vertical-align="middle" loext:decorative="false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56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58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1.069cm" fo:min-width="0.85cm" fo:padding-top="0.051cm" fo:padding-bottom="0.051cm" fo:padding-left="0.051cm" fo:padding-right="0.051cm" loext:decorative="false"/>
      <style:paragraph-properties style:writing-mode="lr-tb"/>
    </style:style>
    <style:style style:name="gr60" style:family="graphic" style:parent-style-name="standard" style:list-style-name="L1">
      <style:graphic-properties draw:fill-color="#ffffff" draw:textarea-horizontal-align="justify" draw:textarea-vertical-align="middle" draw:auto-grow-height="false" fo:min-height="0.698cm" fo:min-width="2.497cm" fo:padding-top="0.051cm" fo:padding-bottom="0.051cm" fo:padding-left="0.051cm" fo:padding-right="0.051cm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fill-color="#ffffff" draw:textarea-horizontal-align="justify" draw:textarea-vertical-align="middle" draw:auto-grow-height="false" fo:min-height="0.698cm" fo:min-width="2.497cm" fo:padding-top="0.051cm" fo:padding-bottom="0.051cm" fo:padding-left="0.051cm" fo:padding-right="0.051cm" style:writing-mode="lr-tb" loext:decorative="false"/>
      <style:paragraph-properties style:writing-mode="lr-tb"/>
    </style:style>
    <style:style style:name="gr62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63" style:family="graphic" style:parent-style-name="standard">
      <style:graphic-properties draw:fill-color="#ffffff" draw:textarea-horizontal-align="justify" draw:textarea-vertical-align="middle" draw:auto-grow-height="false" fo:min-height="0.619cm" fo:min-width="1.099cm" fo:padding-top="0.051cm" fo:padding-bottom="0.051cm" fo:padding-left="0.051cm" fo:padding-right="0.051cm" style:writing-mode="lr-tb" loext:decorative="false"/>
      <style:paragraph-properties style:writing-mode="lr-tb"/>
    </style:style>
    <style:style style:name="gr64" style:family="graphic" style:parent-style-name="objectwithoutfill">
      <style:graphic-properties draw:marker-end="Arrowheads_20_2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65" style:family="graphic" style:parent-style-name="objectwithoutfill">
      <style:graphic-properties draw:marker-end="Arrowheads_20_4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66" style:family="graphic" style:parent-style-name="objectwithoutfill">
      <style:graphic-properties draw:marker-end="Arrowheads_20_5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67" style:family="graphic" style:parent-style-name="objectwithoutfill">
      <style:graphic-properties draw:marker-end="Arrowheads_20_6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68" style:family="graphic" style:parent-style-name="standard">
      <style:graphic-properties draw:fill-color="#ffffff" draw:textarea-horizontal-align="justify" draw:textarea-vertical-align="middle" draw:auto-grow-height="false" fo:min-height="0.698cm" fo:min-width="1.857cm" fo:padding-top="0.051cm" fo:padding-bottom="0.051cm" fo:padding-left="0.051cm" fo:padding-right="0.051cm" style:writing-mode="lr-tb" loext:decorative="false"/>
      <style:paragraph-properties style:writing-mode="lr-tb"/>
    </style:style>
    <style:style style:name="gr69" style:family="graphic" style:parent-style-name="standard">
      <style:graphic-properties draw:fill-color="#ffffff" draw:textarea-horizontal-align="justify" draw:textarea-vertical-align="middle" draw:auto-grow-height="false" fo:min-height="0.692cm" fo:min-width="1.592cm" fo:padding-top="0.051cm" fo:padding-bottom="0.051cm" fo:padding-left="0.051cm" fo:padding-right="0.051cm" style:writing-mode="lr-tb" loext:decorative="false"/>
      <style:paragraph-properties style:writing-mode="lr-tb"/>
    </style:style>
    <style:style style:name="gr70" style:family="graphic" style:parent-style-name="standard">
      <style:graphic-properties draw:fill-color="#ffffff" draw:textarea-horizontal-align="justify" draw:textarea-vertical-align="middle" draw:auto-grow-height="false" fo:min-height="0.698cm" fo:min-width="2.489cm" fo:padding-top="0.051cm" fo:padding-bottom="0.051cm" fo:padding-left="0.051cm" fo:padding-right="0.051cm" style:writing-mode="lr-tb" loext:decorative="false"/>
      <style:paragraph-properties style:writing-mode="lr-tb"/>
    </style:style>
    <style:style style:name="gr71" style:family="graphic" style:parent-style-name="standard">
      <style:graphic-properties draw:fill-color="#ffffff" draw:textarea-horizontal-align="justify" draw:textarea-vertical-align="middle" draw:auto-grow-height="false" fo:min-height="0.698cm" fo:min-width="1.849cm" fo:padding-top="0.051cm" fo:padding-bottom="0.051cm" fo:padding-left="0.051cm" fo:padding-right="0.051cm" style:writing-mode="lr-tb" loext:decorative="false"/>
      <style:paragraph-properties style:writing-mode="lr-tb"/>
    </style:style>
    <style:style style:name="gr72" style:family="graphic" style:parent-style-name="objectwithoutfill">
      <style:graphic-properties draw:marker-end="Arrowheads_20_11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73" style:family="graphic" style:parent-style-name="objectwithoutfill">
      <style:graphic-properties draw:marker-end="Arrowheads_20_13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74" style:family="graphic" style:parent-style-name="objectwithoutfill">
      <style:graphic-properties draw:marker-end="Arrowheads_20_14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75" style:family="graphic" style:parent-style-name="objectwithoutfill">
      <style:graphic-properties draw:marker-end="Arrowheads_20_15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76" style:family="graphic" style:parent-style-name="objectwithoutfill">
      <style:graphic-properties draw:marker-end="Arrowheads_20_16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77" style:family="graphic" style:parent-style-name="objectwithoutfill">
      <style:graphic-properties draw:marker-end="Arrowheads_20_17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78" style:family="graphic" style:parent-style-name="objectwithoutfill">
      <style:graphic-properties draw:marker-end="Arrowheads_20_18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79" style:family="graphic" style:parent-style-name="objectwithoutfill">
      <style:graphic-properties draw:marker-end="Arrowheads_20_19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80" style:family="graphic" style:parent-style-name="objectwithoutfill">
      <style:graphic-properties draw:marker-end="Arrowheads_20_20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81" style:family="graphic" style:parent-style-name="objectwithoutfill">
      <style:graphic-properties draw:marker-end="Arrowheads_20_21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82" style:family="graphic" style:parent-style-name="objectwithoutfill">
      <style:graphic-properties draw:marker-end="Arrowheads_20_22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83" style:family="graphic" style:parent-style-name="objectwithoutfill">
      <style:graphic-properties draw:marker-end="Arrowheads_20_23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gr84" style:family="graphic" style:parent-style-name="objectwithoutfill">
      <style:graphic-properties draw:marker-end="Arrowheads_20_24" draw:marker-end-width="0.3cm" draw:fill="none" draw:fill-color="#ffffff" draw:textarea-vertical-align="middle" fo:padding-top="0.051cm" fo:padding-bottom="0.051cm" fo:padding-left="0.051cm" fo:padding-right="0.051cm" loext:decorative="false"/>
    </style:style>
    <style:style style:name="P1" style:family="paragraph">
      <style:paragraph-properties fo:text-align="center"/>
      <style:text-properties fo:font-size="9pt"/>
    </style:style>
    <style:style style:name="P2" style:family="paragraph">
      <loext:graphic-properties draw:fill-color="#ffffff"/>
      <style:paragraph-properties fo:text-align="center" style:writing-mode="lr-tb"/>
      <style:text-properties fo:font-size="9pt"/>
    </style:style>
    <style:style style:name="P3" style:family="paragraph">
      <style:paragraph-properties fo:text-align="center"/>
      <style:text-properties fo:font-size="9pt" style:text-underline-style="none"/>
    </style:style>
    <style:style style:name="P4" style:family="paragraph">
      <loext:graphic-properties draw:fill-color="#ffffff"/>
      <style:paragraph-properties fo:text-align="center" style:writing-mode="lr-tb"/>
      <style:text-properties fo:font-size="9pt" style:text-underline-style="none"/>
    </style:style>
    <style:style style:name="P5" style:family="paragraph">
      <loext:graphic-properties draw:fill="none" draw:fill-color="#ffffff"/>
      <style:text-properties style:font-name="Arial1" fo:font-size="10pt"/>
    </style:style>
    <style:style style:name="P6" style:family="paragraph">
      <style:paragraph-properties fo:text-align="center"/>
      <style:text-properties fo:color="#4169e1" loext:opacity="100%" style:font-name="JuliaMono1" fo:font-size="9pt" style:font-name-asian="JuliaMono1" style:font-size-asian="9pt" style:font-name-complex="JuliaMono1" style:font-size-complex="9pt"/>
    </style:style>
    <style:style style:name="P7" style:family="paragraph">
      <loext:graphic-properties draw:fill-color="#ffffff"/>
      <style:paragraph-properties fo:text-align="center" style:writing-mode="lr-tb"/>
      <style:text-properties fo:color="#4169e1" loext:opacity="100%" style:font-name="JuliaMono1" fo:font-size="9pt" style:font-name-asian="JuliaMono1" style:font-size-asian="9pt" style:font-name-complex="JuliaMono1" style:font-size-complex="9pt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style:font-name="JuliaMono2" fo:font-size="9pt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JuliaMono2" fo:font-size="9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color="#4169e1" loext:opacity="100%" style:font-name="JuliaMono1" fo:font-size="9pt" style:font-name-asian="JuliaMono1" style:font-size-asian="9pt" style:font-name-complex="JuliaMono1" style:font-size-complex="9pt"/>
    </style:style>
    <style:style style:name="P1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4169e1" loext:opacity="100%" style:font-name="JuliaMono1" fo:font-size="9pt" style:font-name-asian="JuliaMono1" style:font-size-asian="9pt" style:font-name-complex="JuliaMono1" style:font-size-complex="9pt"/>
    </style:style>
    <style:style style:name="P1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JuliaMono2" fo:font-size="9pt" style:text-underline-style="solid" style:text-underline-width="auto" style:text-underline-color="font-color"/>
    </style:style>
    <style:style style:name="P13" style:family="paragraph">
      <loext:graphic-properties draw:fill-color="#ffffff"/>
      <style:paragraph-properties fo:text-align="center" style:writing-mode="lr-tb"/>
      <style:text-properties fo:font-size="9pt" style:text-underline-style="solid" style:text-underline-width="auto" style:text-underline-color="font-colo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text-underline-style="none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0pt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font-name="Arial1" fo:font-size="10pt"/>
    </style:style>
    <style:style style:name="P18" style:family="paragraph">
      <style:paragraph-properties fo:margin-left="0cm" fo:margin-right="0cm" fo:margin-top="0.42cm" fo:margin-bottom="0.35cm" fo:line-height="100%" fo:text-indent="0cm"/>
      <style:text-properties fo:font-size="14pt"/>
    </style:style>
    <style:style style:name="P19" style:family="paragraph">
      <loext:graphic-properties draw:fill="none"/>
      <style:paragraph-properties fo:margin-left="0cm" fo:margin-right="0cm" fo:margin-top="0.42cm" fo:margin-bottom="0.35cm" fo:line-height="100%" fo:text-indent="0cm"/>
      <style:text-properties style:font-name="JuliaMono2" fo:font-size="14pt" style:font-size-asian="10pt" style:font-size-complex="10pt"/>
    </style:style>
    <style:style style:name="P20" style:family="paragraph">
      <style:paragraph-properties fo:text-align="center"/>
      <style:text-properties style:font-name="JuliaMono2" fo:font-size="9pt" style:text-underline-style="none"/>
    </style:style>
    <style:style style:name="P21" style:family="paragraph">
      <loext:graphic-properties draw:fill-color="#ffffff"/>
      <style:paragraph-properties fo:text-align="center" style:writing-mode="lr-tb"/>
      <style:text-properties style:font-name="JuliaMono2" fo:font-size="9pt" style:text-underline-style="none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font-size="9pt" style:text-underline-style="solid" style:text-underline-width="auto" style:text-underline-color="font-color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9pt" style:text-underline-style="solid" style:text-underline-width="auto" style:text-underline-color="font-color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fo:font-size="9pt"/>
    </style:style>
    <style:style style:name="P2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9pt"/>
    </style:style>
    <style:style style:name="P26" style:family="paragraph">
      <style:paragraph-properties fo:margin-left="0cm" fo:margin-right="0cm" fo:margin-top="0cm" fo:margin-bottom="0cm" fo:line-height="100%" fo:text-align="center" fo:text-indent="0cm"/>
    </style:style>
    <style:style style:name="P27" style:family="paragraph">
      <style:paragraph-properties fo:margin-top="0.42cm" fo:margin-bottom="0.35cm"/>
    </style:style>
    <style:style style:name="P28" style:family="paragraph">
      <loext:graphic-properties draw:fill="none"/>
      <style:paragraph-properties fo:margin-top="0.42cm" fo:margin-bottom="0.35cm"/>
      <style:text-properties style:font-name="JuliaMono2" fo:font-size="14pt" style:font-size-asian="10pt" style:font-size-complex="10pt"/>
    </style:style>
    <style:style style:name="P29" style:family="paragraph">
      <style:paragraph-properties fo:margin-left="0cm" fo:margin-right="0cm" fo:margin-top="0cm" fo:margin-bottom="0cm" fo:line-height="100%" fo:text-align="center" fo:text-indent="0cm"/>
      <style:text-properties fo:font-size="9pt" style:text-underline-style="none"/>
    </style:style>
    <style:style style:name="P3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9pt" style:text-underline-style="none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9pt"/>
    </style:style>
    <style:style style:name="T2" style:family="text">
      <style:text-properties fo:color="#4169e1" loext:opacity="100%" style:font-name="JuliaMono2" fo:font-size="9pt"/>
    </style:style>
    <style:style style:name="T3" style:family="text">
      <style:text-properties fo:font-size="9pt" style:text-underline-style="none"/>
    </style:style>
    <style:style style:name="T4" style:family="text">
      <style:text-properties style:font-name="Arial1" fo:font-size="10pt"/>
    </style:style>
    <style:style style:name="T5" style:family="text">
      <style:text-properties fo:font-variant="normal" fo:text-transform="none" fo:color="#4169e1" loext:opacity="100%" style:text-outline="false" style:text-line-through-style="none" style:text-line-through-type="none" style:font-name="JuliaMono1" fo:font-size="9pt" fo:font-style="normal" fo:text-shadow="none" style:text-underline-style="none" fo:font-weight="normal" style:letter-kerning="true" style:font-name-asian="JuliaMono1" style:font-size-asian="9pt" style:font-style-asian="normal" style:font-weight-asian="normal" style:font-name-complex="JuliaMono1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JuliaMono2" fo:font-size="9pt"/>
    </style:style>
    <style:style style:name="T7" style:family="text">
      <style:text-properties fo:font-variant="normal" fo:text-transform="none" fo:color="#4169e1" loext:opacity="100%" style:text-outline="false" style:text-line-through-style="none" style:text-line-through-type="none" style:font-name="JuliaMono1" fo:font-size="10pt" fo:font-style="normal" fo:text-shadow="none" style:text-underline-style="none" fo:font-weight="normal" style:letter-kerning="true" style:font-name-asian="JuliaMono1" style:font-size-asian="10pt" style:font-style-asian="normal" style:font-weight-asian="normal" style:font-name-complex="JuliaMono1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Arial1" fo:font-size="9pt" style:text-underline-style="none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JuliaMono2" fo:font-size="14pt" fo:font-style="normal" fo:text-shadow="none" style:text-underline-style="none" fo:font-weight="normal" style:letter-kerning="true" style:font-name-asian="PingFang SC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JuliaMono2" fo:font-size="14pt" style:font-size-asian="10pt" style:font-size-complex="10pt"/>
    </style:style>
    <style:style style:name="T11" style:family="text">
      <style:text-properties style:font-name="JuliaMono2" fo:font-size="9pt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measurelines" svg:width="5.905cm" svg:height="0.889cm" svg:x="3.845cm" svg:y="2.217cm">
          <text:p text:style-name="P1"><text:span text:style-name="T1">Start</text:span><text:span text:style-name="T1"><text:line-break/></text:span><text:span text:style-name="T2">complete_interact(args...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2" draw:id="id12" draw:layer="measurelines" svg:width="1.524cm" svg:height="1.016cm" svg:x="6.035cm" svg:y="26.647cm">
          <text:p text:style-name="P3"><text:span text:style-name="T3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measurelines" svg:width="0.654cm" svg:height="0.497cm" svg:x="7.331cm" svg:y="10.207cm">
          <draw:text-box>
            <text:p><text:span text:style-name="T4">yes</text:span></text:p>
          </draw:text-box>
        </draw:frame>
        <draw:frame draw:style-name="gr4" draw:text-style-name="P5" draw:layer="measurelines" svg:width="0.493cm" svg:height="0.497cm" svg:x="9.397cm" svg:y="15.108cm">
          <draw:text-box>
            <text:p><text:span text:style-name="T4">no</text:span></text:p>
          </draw:text-box>
        </draw:frame>
        <draw:frame draw:style-name="gr3" draw:text-style-name="P5" draw:layer="measurelines" svg:width="0.654cm" svg:height="0.497cm" svg:x="7.032cm" svg:y="16.378cm">
          <draw:text-box>
            <text:p><text:span text:style-name="T4">yes</text:span></text:p>
          </draw:text-box>
        </draw:frame>
        <draw:custom-shape draw:style-name="gr5" draw:text-style-name="P7" xml:id="id4" draw:id="id4" draw:layer="layout" svg:width="5.08cm" svg:height="1.269cm" svg:x="4.257cm" svg:y="7.064cm">
          <text:p text:style-name="P6"><text:span text:style-name="T5">prompt_and_parse</text:span><text:span text:style-name="T5"><text:line-break/></text:span><text:span text:style-name="T5">(spec_options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642.60746339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9" xml:id="id5" draw:id="id5" draw:layer="layout" svg:width="4.991cm" svg:height="1.588cm" svg:x="4.302cm" svg:y="8.806cm">
          <text:p text:style-name="P8"><text:span text:style-name="T6">get excel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2" xml:id="id7" draw:id="id7" draw:layer="layout" svg:width="4.127cm" svg:height="1.27cm" svg:x="4.734cm" svg:y="12.609cm">
          <text:p text:style-name="P1"><text:span text:style-name="T1">GUI file selec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11" xml:id="id3" draw:id="id3" draw:layer="layout" svg:width="5.08cm" svg:height="1.269cm" svg:x="4.257cm" svg:y="5.322cm">
          <text:p text:style-name="P10"><text:span text:style-name="T5">prompt_and_parse</text:span><text:span text:style-name="T5"><text:line-break/></text:span><text:span text:style-name="T5">(gen_options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642.60746339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11" xml:id="id6" draw:id="id6" draw:layer="layout" svg:width="5.08cm" svg:height="1.269cm" svg:x="4.257cm" svg:y="10.867cm">
          <text:p text:style-name="P10"><text:span text:style-name="T5">prompt_and_parse</text:span><text:span text:style-name="T5"><text:line-break/></text:span><text:span text:style-name="T5">(exelfile_prompt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642.60746339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11" draw:layer="layout" svg:width="5.334cm" svg:height="1.27cm" svg:x="4.13cm" svg:y="17.114cm">
          <text:p text:style-name="P10"><text:span text:style-name="T5">prompt_and_parse</text:span><text:span text:style-name="T5"><text:line-break/></text:span><text:span text:style-name="T5">(</text:span><text:span text:style-name="T7">datafiles_prompt</text:span><text:span text:style-name="T5">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642.60746339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1" xml:id="id2" draw:id="id2" draw:layer="layout" svg:width="5.08cm" svg:height="1.269cm" svg:x="4.257cm" svg:y="3.579cm">
          <text:p text:style-name="P10"><text:span text:style-name="T5">proc_ARGS(pp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642.60746339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12" xml:id="id8" draw:id="id8" draw:layer="layout" svg:width="4.991cm" svg:height="1.588cm" svg:x="4.302cm" svg:y="14.852cm">
          <text:p text:style-name="P8"><text:span text:style-name="T6">get data file 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3" xml:id="id11" draw:id="id11" draw:layer="layout" svg:width="4.127cm" svg:height="1.27cm" svg:x="4.734cm" svg:y="18.957cm">
          <text:p text:style-name="P1"><text:span text:style-name="T1">GUI file selection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13" xml:id="id9" draw:id="id9" draw:layer="layout" svg:width="4.127cm" svg:height="1.27cm" svg:x="4.734cm" svg:y="20.901cm">
          <text:p text:style-name="P1"><text:span text:style-name="T1">process data, save result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1" draw:layer="layout" svg:width="5.334cm" svg:height="1.27cm" svg:x="4.13cm" svg:y="22.744cm">
          <text:p text:style-name="P10"><text:span text:style-name="T5">prompt_and_parse</text:span><text:span text:style-name="T5"><text:line-break/></text:span><text:span text:style-name="T5">(</text:span><text:span text:style-name="T7">nextfile</text:span><text:span text:style-name="T5">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2642.60746339159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4" xml:id="id10" draw:id="id10" draw:layer="layout" svg:width="2.858cm" svg:height="1.588cm" svg:x="5.368cm" svg:y="24.588cm">
          <text:p text:style-name="P3"><text:span text:style-name="T3">--abor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4" draw:layer="layout" svg:x1="6.797cm" svg:y1="3.106cm" svg:x2="6.797cm" svg:y2="3.579cm" draw:start-shape="id1" draw:start-glue-point="2" draw:end-shape="id2" draw:end-glue-point="5" svg:d="M6797 3106v473" svg:viewBox="0 0 1 474">
          <text:p/>
        </draw:connector>
        <draw:connector draw:style-name="gr15" draw:text-style-name="P14" draw:layer="layout" svg:x1="6.797cm" svg:y1="4.848cm" svg:x2="6.797cm" svg:y2="5.322cm" draw:start-shape="id2" draw:start-glue-point="8" draw:end-shape="id3" draw:end-glue-point="5" svg:d="M6797 4848v474" svg:viewBox="0 0 1 475">
          <text:p/>
        </draw:connector>
        <draw:connector draw:style-name="gr15" draw:text-style-name="P14" draw:layer="layout" svg:x1="6.797cm" svg:y1="8.333cm" svg:x2="6.798cm" svg:y2="8.806cm" draw:start-shape="id4" draw:start-glue-point="8" draw:end-shape="id5" draw:end-glue-point="4" svg:d="M6797 8333v237h1v236" svg:viewBox="0 0 2 474">
          <text:p/>
        </draw:connector>
        <draw:connector draw:style-name="gr15" draw:text-style-name="P14" draw:layer="layout" svg:x1="6.797cm" svg:y1="6.591cm" svg:x2="6.797cm" svg:y2="7.064cm" draw:start-shape="id3" draw:start-glue-point="8" draw:end-shape="id4" draw:end-glue-point="5" svg:d="M6797 6591v473" svg:viewBox="0 0 1 474">
          <text:p/>
        </draw:connector>
        <draw:connector draw:style-name="gr15" draw:text-style-name="P14" draw:layer="layout" svg:x1="6.797cm" svg:y1="12.136cm" svg:x2="6.798cm" svg:y2="12.609cm" draw:start-shape="id6" draw:start-glue-point="8" draw:end-shape="id7" draw:end-glue-point="5" svg:d="M6797 12136v237h1v236" svg:viewBox="0 0 2 474">
          <text:p/>
        </draw:connector>
        <draw:connector draw:style-name="gr15" draw:text-style-name="P14" draw:layer="layout" svg:x1="6.798cm" svg:y1="16.44cm" svg:x2="6.797cm" svg:y2="17.114cm" draw:start-shape="id8" draw:start-glue-point="6" svg:d="M6798 16440v588h-1v86" svg:viewBox="0 0 2 675">
          <text:p/>
        </draw:connector>
        <draw:connector draw:style-name="gr15" draw:text-style-name="P14" draw:layer="layout" svg:x1="6.798cm" svg:y1="10.394cm" svg:x2="6.797cm" svg:y2="10.867cm" draw:start-shape="id5" draw:start-glue-point="6" draw:end-shape="id6" draw:end-glue-point="5" svg:d="M6798 10394v237h-1v236" svg:viewBox="0 0 2 474">
          <text:p/>
        </draw:connector>
        <draw:connector draw:style-name="gr15" draw:text-style-name="P14" draw:layer="layout" svg:x1="6.798cm" svg:y1="22.171cm" svg:x2="6.797cm" svg:y2="22.744cm" draw:start-shape="id9" draw:start-glue-point="8" svg:d="M6798 22171v538h-1v35" svg:viewBox="0 0 2 574">
          <text:p/>
        </draw:connector>
        <draw:connector draw:style-name="gr15" draw:text-style-name="P14" draw:layer="layout" draw:line-skew="2.591cm" svg:x1="8.226cm" svg:y1="25.382cm" svg:x2="9.027cm" svg:y2="7.699cm" draw:start-shape="id10" draw:start-glue-point="7" draw:end-shape="id4" draw:end-glue-point="6" svg:d="M8226 25382h4204v-17683h-3403" svg:viewBox="0 0 4205 17684">
          <text:p/>
        </draw:connector>
        <draw:connector draw:style-name="gr15" draw:text-style-name="P14" draw:layer="layout" svg:x1="6.797cm" svg:y1="24.014cm" svg:x2="6.797cm" svg:y2="24.588cm" draw:end-shape="id10" draw:end-glue-point="4" svg:d="M6797 24014v574" svg:viewBox="0 0 1 575">
          <text:p/>
        </draw:connector>
        <draw:connector draw:style-name="gr15" draw:text-style-name="P14" draw:layer="layout" svg:x1="6.797cm" svg:y1="18.384cm" svg:x2="6.798cm" svg:y2="18.957cm" draw:end-shape="id11" draw:end-glue-point="5" svg:d="M6797 18384v36h1v537" svg:viewBox="0 0 2 574">
          <text:p/>
        </draw:connector>
        <draw:connector draw:style-name="gr15" draw:text-style-name="P14" draw:layer="layout" svg:x1="6.797cm" svg:y1="26.176cm" svg:x2="6.797cm" svg:y2="26.647cm" draw:start-shape="id10" draw:start-glue-point="6" draw:end-shape="id12" draw:end-glue-point="0" svg:d="M6797 26176v471" svg:viewBox="0 0 1 472">
          <text:p/>
        </draw:connector>
        <draw:connector draw:style-name="gr16" draw:text-style-name="P15" draw:layer="layout" svg:x1="6.801cm" svg:y1="14.169cm" svg:x2="6.798cm" svg:y2="14.852cm" draw:start-shape="id13" draw:start-glue-point="3" draw:end-shape="id8" draw:end-glue-point="4" svg:d="M6801 14169h-3v683" svg:viewBox="0 0 4 684">
          <text:p/>
        </draw:connector>
        <draw:connector draw:style-name="gr15" draw:text-style-name="P14" xml:id="id13" draw:id="id13" draw:layer="layout" svg:x1="9.293cm" svg:y1="9.6cm" svg:x2="6.801cm" svg:y2="14.169cm" draw:start-shape="id5" draw:start-glue-point="7" svg:d="M9293 9600h501v4569h-2993" svg:viewBox="0 0 2994 4570">
          <text:p/>
        </draw:connector>
        <draw:connector draw:style-name="gr17" draw:text-style-name="P14" draw:layer="layout" draw:type="line" svg:x1="6.801cm" svg:y1="14.169cm" svg:x2="6.798cm" svg:y2="13.879cm" draw:start-shape="id13" draw:start-glue-point="3" draw:end-shape="id7" draw:end-glue-point="8" svg:d="M6801 14169l-3-290" svg:viewBox="0 0 4 291">
          <text:p/>
        </draw:connector>
        <draw:connector draw:style-name="gr15" draw:text-style-name="P14" draw:layer="layout" svg:x1="9.293cm" svg:y1="15.646cm" svg:x2="6.801cm" svg:y2="20.433cm" draw:start-shape="id8" draw:start-glue-point="7" draw:end-shape="id14" draw:end-glue-point="2" svg:d="M9293 15646h501v4787h-2993" svg:viewBox="0 0 2994 4788">
          <text:p/>
        </draw:connector>
        <draw:connector draw:style-name="gr17" draw:text-style-name="P14" xml:id="id14" draw:id="id14" draw:layer="layout" draw:type="line" svg:x1="6.801cm" svg:y1="20.433cm" svg:x2="6.798cm" svg:y2="20.227cm" draw:end-shape="id11" draw:end-glue-point="8" svg:d="M6801 20433l-3-206" svg:viewBox="0 0 4 207">
          <text:p/>
        </draw:connector>
        <draw:connector draw:style-name="gr18" draw:text-style-name="P14" draw:layer="layout" draw:type="line" svg:x1="6.801cm" svg:y1="20.433cm" svg:x2="6.798cm" svg:y2="20.901cm" draw:start-shape="id14" draw:start-glue-point="2" draw:end-shape="id9" draw:end-glue-point="5" svg:d="M6801 20433l-3 468" svg:viewBox="0 0 4 469">
          <text:p/>
        </draw:connector>
        <draw:frame draw:style-name="gr4" draw:text-style-name="P5" draw:layer="layout" svg:width="0.493cm" svg:height="0.497cm" svg:x="9.397cm" svg:y="9.075cm">
          <draw:text-box>
            <text:p><text:span text:style-name="T4">no</text:span></text:p>
          </draw:text-box>
        </draw:frame>
        <draw:frame draw:style-name="gr4" draw:text-style-name="P5" draw:layer="layout" svg:width="0.493cm" svg:height="0.497cm" svg:x="8.444cm" svg:y="24.812cm">
          <draw:text-box>
            <text:p><text:span text:style-name="T4">no</text:span></text:p>
          </draw:text-box>
        </draw:frame>
        <draw:frame draw:style-name="gr3" draw:text-style-name="P5" draw:layer="layout" svg:width="0.654cm" svg:height="0.497cm" svg:x="7.032cm" svg:y="26.003cm">
          <draw:text-box>
            <text:p><text:span text:style-name="T4">yes</text:span></text:p>
          </draw:text-box>
        </draw:frame>
      </draw:page>
      <draw:page draw:name="page2" draw:style-name="dp1" draw:master-page-name="Default">
        <draw:custom-shape draw:style-name="gr19" draw:text-style-name="P2" xml:id="id15" draw:id="id15" draw:layer="measurelines" svg:width="4.127cm" svg:height="1.27cm" svg:x="5.144cm" svg:y="8.937cm">
          <text:p text:style-name="P1"><text:span text:style-name="T1">read ARG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4" xml:id="id16" draw:id="id16" draw:layer="measurelines" svg:width="3.525cm" svg:height="1.906cm" svg:x="5.445cm" svg:y="11.158cm">
          <text:p text:style-name="P3"><text:span text:style-name="T3">can parse argumen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4" xml:id="id17" draw:id="id17" draw:layer="measurelines" svg:width="1.905cm" svg:height="1.683cm" svg:x="11.477cm" svg:y="14.017cm">
          <text:p text:style-name="P3"><text:span text:style-name="T3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18" draw:id="id18" draw:layer="layout" svg:width="1.524cm" svg:height="1.016cm" svg:x="9.572cm" svg:y="18.716cm">
          <text:p text:style-name="P3"><text:span text:style-name="T3">ab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23" draw:id="id23" draw:layer="layout" svg:width="2.667cm" svg:height="0.889cm" svg:x="5.874cm" svg:y="4.753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4" draw:layer="layout" draw:type="line" svg:x1="7.208cm" svg:y1="10.207cm" svg:x2="7.208cm" svg:y2="11.158cm" draw:start-shape="id15" draw:start-glue-point="8" draw:end-shape="id16" draw:end-glue-point="4" svg:d="M7208 10207v951" svg:viewBox="0 0 1 952">
          <text:p/>
        </draw:connector>
        <draw:frame draw:style-name="gr24" draw:text-style-name="P17" draw:layer="layout" svg:width="0.952cm" svg:height="0.635cm" svg:x="8.938cm" svg:y="11.477cm">
          <draw:text-box>
            <text:p text:style-name="P16"><text:span text:style-name="T8">no</text:span></text:p>
          </draw:text-box>
        </draw:frame>
        <draw:custom-shape draw:style-name="gr20" draw:text-style-name="P4" xml:id="id19" draw:id="id19" draw:layer="layout" svg:width="3.525cm" svg:height="1.906cm" svg:x="5.445cm" svg:y="13.973cm">
          <text:p text:style-name="P3"><text:span text:style-name="T3">-h</text:span><text:span text:style-name="T3"><text:line-break/></text:span><text:span text:style-name="T3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25" draw:text-style-name="P17" draw:layer="layout" svg:width="0.952cm" svg:height="0.635cm" svg:x="7.634cm" svg:y="13.064cm">
          <draw:text-box>
            <text:p text:style-name="P16"><text:span text:style-name="T8">yes</text:span></text:p>
          </draw:text-box>
        </draw:frame>
        <draw:connector draw:style-name="gr26" draw:text-style-name="P14" draw:layer="layout" svg:x1="8.97cm" svg:y1="12.111cm" svg:x2="12.43cm" svg:y2="14.017cm" draw:start-shape="id16" draw:start-glue-point="7" draw:end-shape="id17" draw:end-glue-point="5" svg:d="M8970 12111h3460v1906" svg:viewBox="0 0 3461 1907">
          <text:p/>
        </draw:connector>
        <draw:connector draw:style-name="gr27" draw:text-style-name="P14" draw:layer="layout" svg:x1="12.43cm" svg:y1="15.7cm" svg:x2="11.096cm" svg:y2="19.224cm" draw:start-shape="id17" draw:start-glue-point="8" draw:end-shape="id18" draw:end-glue-point="1" svg:d="M12430 15700v3524h-1334" svg:viewBox="0 0 1335 3525">
          <text:p/>
        </draw:connector>
        <draw:frame draw:style-name="gr28" draw:text-style-name="P17" draw:layer="layout" svg:width="0.952cm" svg:height="0.635cm" svg:x="7.635cm" svg:y="15.879cm">
          <draw:text-box>
            <text:p text:style-name="P16"><text:span text:style-name="T8">no</text:span></text:p>
          </draw:text-box>
        </draw:frame>
        <draw:connector draw:style-name="gr29" draw:text-style-name="P14" draw:layer="layout" draw:type="line" svg:x1="7.208cm" svg:y1="15.879cm" svg:x2="7.158cm" svg:y2="16.832cm" draw:start-shape="id19" draw:start-glue-point="6" svg:d="M7208 15879l-50 953" svg:viewBox="0 0 51 954">
          <text:p/>
        </draw:connector>
        <draw:frame draw:style-name="gr30" draw:text-style-name="P19" draw:layer="layout" svg:width="12.7cm" svg:height="1.429cm" svg:x="3.857cm" svg:y="2.905cm">
          <draw:text-box>
            <text:p text:style-name="P18"><text:span text:style-name="T9">proc_ARGS(ap::</text:span><text:span text:style-name="T10"><text:line-break/></text:span><text:span text:style-name="T10"><text:tab/></text:span><text:span text:style-name="T10">Union{Nothing, AbstractParser)</text:span></text:p>
          </draw:text-box>
        </draw:frame>
        <draw:connector draw:style-name="gr31" draw:text-style-name="P14" draw:layer="layout" draw:type="line" svg:x1="7.208cm" svg:y1="13.064cm" svg:x2="7.208cm" svg:y2="13.973cm" draw:start-shape="id16" draw:start-glue-point="6" draw:end-shape="id19" draw:end-glue-point="4" svg:d="M7208 13064v909" svg:viewBox="0 0 1 910">
          <text:p/>
        </draw:connector>
        <draw:connector draw:style-name="gr32" draw:text-style-name="P14" draw:layer="layout" draw:type="line" svg:x1="8.97cm" svg:y1="14.926cm" svg:x2="11.715cm" svg:y2="14.858cm" draw:start-shape="id19" draw:start-glue-point="7" draw:end-shape="id17" draw:end-glue-point="9" svg:d="M8970 14926l2745-68" svg:viewBox="0 0 2746 69">
          <text:p/>
        </draw:connector>
        <draw:frame draw:style-name="gr33" draw:text-style-name="P17" draw:layer="layout" svg:width="0.952cm" svg:height="0.635cm" svg:x="8.938cm" svg:y="14.335cm">
          <draw:text-box>
            <text:p text:style-name="P16"><text:span text:style-name="T8">yes</text:span></text:p>
          </draw:text-box>
        </draw:frame>
        <draw:custom-shape draw:style-name="gr34" draw:text-style-name="P21" xml:id="id20" draw:id="id20" draw:layer="layout" svg:width="6.065cm" svg:height="1.906cm" svg:x="4.175cm" svg:y="6.397cm">
          <text:p text:style-name="P20"><text:span text:style-name="T11">isnothing(ap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" xml:id="id22" draw:id="id22" draw:layer="layout" svg:width="2.222cm" svg:height="1.016cm" svg:x="6.096cm" svg:y="18.78cm">
          <text:p text:style-name="P1"><text:span text:style-name="T1">retu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" draw:text-style-name="P14" draw:layer="layout" svg:x1="4.175cm" svg:y1="7.35cm" svg:x2="3.699cm" svg:y2="15.605cm" draw:start-shape="id20" draw:start-glue-point="5" draw:end-shape="id21" draw:end-glue-point="5" svg:d="M4175 7350h-502v4605h26v3650" svg:viewBox="0 0 503 8256">
          <text:p/>
        </draw:connector>
        <draw:connector draw:style-name="gr37" draw:text-style-name="P14" draw:layer="layout" svg:x1="3.699cm" svg:y1="16.875cm" svg:x2="6.096cm" svg:y2="19.288cm" draw:start-shape="id21" draw:start-glue-point="8" draw:end-shape="id22" draw:end-glue-point="3" svg:d="M3699 16875v2413h2397" svg:viewBox="0 0 2398 2414">
          <text:p/>
        </draw:connector>
        <draw:connector draw:style-name="gr38" draw:text-style-name="P14" draw:layer="layout" svg:x1="7.208cm" svg:y1="8.303cm" svg:x2="7.208cm" svg:y2="8.938cm" draw:start-shape="id20" draw:start-glue-point="6" svg:d="M7208 8303v635" svg:viewBox="0 0 1 636">
          <text:p/>
        </draw:connector>
        <draw:frame draw:style-name="gr39" draw:text-style-name="P17" draw:layer="layout" svg:width="0.952cm" svg:height="0.635cm" svg:x="7.668cm" svg:y="8.303cm">
          <draw:text-box>
            <text:p text:style-name="P16"><text:span text:style-name="T8">no</text:span></text:p>
          </draw:text-box>
        </draw:frame>
        <draw:frame draw:style-name="gr40" draw:text-style-name="P17" draw:layer="layout" svg:width="0.952cm" svg:height="0.635cm" svg:x="3.54cm" svg:y="6.716cm">
          <draw:text-box>
            <text:p text:style-name="P16"><text:span text:style-name="T8">yes</text:span></text:p>
          </draw:text-box>
        </draw:frame>
        <draw:custom-shape draw:style-name="gr41" draw:text-style-name="P23" xml:id="id21" draw:id="id21" draw:layer="layout" svg:width="4.127cm" svg:height="1.27cm" svg:x="1.635cm" svg:y="15.605cm">
          <text:p text:style-name="P22"><text:span text:style-name="T11">empty se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2" draw:text-style-name="P14" draw:layer="layout" svg:x1="7.207cm" svg:y1="5.642cm" svg:x2="7.208cm" svg:y2="6.397cm" draw:start-shape="id23" draw:start-glue-point="2" draw:end-shape="id20" draw:end-glue-point="4" svg:d="M7207 5642v378h1v377" svg:viewBox="0 0 2 756">
          <text:p/>
        </draw:connector>
        <draw:custom-shape draw:style-name="gr43" draw:text-style-name="P25" xml:id="id24" draw:id="id24" draw:layer="layout" svg:width="4.127cm" svg:height="1.27cm" svg:x="5.144cm" svg:y="16.875cm">
          <text:p text:style-name="P24"><text:span text:style-name="T6">parsed arg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4" draw:text-style-name="P14" draw:layer="layout" svg:x1="7.208cm" svg:y1="18.145cm" svg:x2="7.207cm" svg:y2="18.78cm" draw:start-shape="id24" draw:start-glue-point="8" draw:end-shape="id22" draw:end-glue-point="0" svg:d="M7208 18145v318h-1v317" svg:viewBox="0 0 2 636">
          <text:p/>
        </draw:connector>
      </draw:page>
      <draw:page draw:name="page3" draw:style-name="dp1" draw:master-page-name="Default">
        <draw:custom-shape draw:style-name="gr19" draw:text-style-name="P2" xml:id="id25" draw:id="id25" draw:layer="measurelines" svg:width="4.127cm" svg:height="1.27cm" svg:x="5.144cm" svg:y="8.937cm">
          <text:p text:style-name="P1"><text:span text:style-name="T1">prompt &amp; read response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4" xml:id="id26" draw:id="id26" draw:layer="measurelines" svg:width="3.525cm" svg:height="1.906cm" svg:x="5.445cm" svg:y="11.158cm">
          <text:p text:style-name="P3"><text:span text:style-name="T3">can parse argument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4" xml:id="id27" draw:id="id27" draw:layer="measurelines" svg:width="1.905cm" svg:height="1.683cm" svg:x="15.387cm" svg:y="14.239cm">
          <text:p text:style-name="P3"><text:span text:style-name="T3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30" draw:id="id30" draw:layer="layout" svg:width="1.524cm" svg:height="1.016cm" svg:x="13.065cm" svg:y="21.574cm">
          <text:p text:style-name="P3"><text:span text:style-name="T3">ab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32" draw:id="id32" draw:layer="layout" svg:width="2.667cm" svg:height="0.889cm" svg:x="5.874cm" svg:y="4.808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14" draw:layer="layout" draw:type="line" svg:x1="7.208cm" svg:y1="10.207cm" svg:x2="7.208cm" svg:y2="11.158cm" draw:start-shape="id25" draw:start-glue-point="8" draw:end-shape="id26" draw:end-glue-point="4" svg:d="M7208 10207v951" svg:viewBox="0 0 1 952">
          <text:p/>
        </draw:connector>
        <draw:frame draw:style-name="gr45" draw:text-style-name="P17" draw:layer="layout" svg:width="0.952cm" svg:height="0.635cm" svg:x="9.037cm" svg:y="11.477cm">
          <draw:text-box>
            <text:p text:style-name="P26"><text:span text:style-name="T8">no</text:span></text:p>
          </draw:text-box>
        </draw:frame>
        <draw:custom-shape draw:style-name="gr20" draw:text-style-name="P4" xml:id="id28" draw:id="id28" draw:layer="layout" svg:width="3.525cm" svg:height="1.906cm" svg:x="5.445cm" svg:y="16.873cm">
          <text:p text:style-name="P3"><text:span text:style-name="T3">-h</text:span><text:span text:style-name="T3"><text:line-break/></text:span><text:span text:style-name="T3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46" draw:text-style-name="P17" draw:layer="layout" svg:width="0.952cm" svg:height="0.635cm" svg:x="7.767cm" svg:y="13.064cm">
          <draw:text-box>
            <text:p text:style-name="P26"><text:span text:style-name="T8">yes</text:span></text:p>
          </draw:text-box>
        </draw:frame>
        <draw:custom-shape draw:style-name="gr21" draw:text-style-name="P4" xml:id="id29" draw:id="id29" draw:layer="layout" svg:width="1.905cm" svg:height="1.683cm" svg:x="10.942cm" svg:y="16.995cm">
          <text:p text:style-name="P3"><text:span text:style-name="T3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6" draw:text-style-name="P14" draw:layer="layout" svg:x1="8.97cm" svg:y1="12.111cm" svg:x2="16.34cm" svg:y2="14.239cm" draw:start-shape="id26" draw:start-glue-point="7" draw:end-shape="id27" draw:end-glue-point="5" svg:d="M8970 12111h7370v2128" svg:viewBox="0 0 7371 2129">
          <text:p/>
        </draw:connector>
        <draw:connector draw:style-name="gr47" draw:text-style-name="P14" draw:layer="layout" draw:type="line" svg:x1="8.97cm" svg:y1="17.826cm" svg:x2="11.18cm" svg:y2="17.836cm" draw:start-shape="id28" draw:start-glue-point="7" draw:end-shape="id29" draw:end-glue-point="9" svg:d="M8970 17826l2210 10" svg:viewBox="0 0 2211 11">
          <text:p/>
        </draw:connector>
        <draw:connector draw:style-name="gr48" draw:text-style-name="P14" draw:layer="layout" svg:x1="11.895cm" svg:y1="16.995cm" svg:x2="8.756cm" svg:y2="9.572cm" draw:start-shape="id29" draw:start-glue-point="5" draw:end-shape="id25" draw:end-glue-point="6" svg:d="M11895 16995v-7423h-3139" svg:viewBox="0 0 3140 7424">
          <text:p/>
        </draw:connector>
        <draw:connector draw:style-name="gr27" draw:text-style-name="P14" draw:layer="layout" svg:x1="16.34cm" svg:y1="15.922cm" svg:x2="14.589cm" svg:y2="22.082cm" draw:start-shape="id27" draw:start-glue-point="8" draw:end-shape="id30" draw:end-glue-point="1" svg:d="M16340 15922v6160h-1751" svg:viewBox="0 0 1752 6161">
          <text:p/>
        </draw:connector>
        <draw:custom-shape draw:style-name="gr20" draw:text-style-name="P4" xml:id="id31" draw:id="id31" draw:layer="layout" svg:width="3.525cm" svg:height="1.906cm" svg:x="5.445cm" svg:y="14.017cm">
          <text:p text:style-name="P3"><text:span text:style-name="T3">-a</text:span><text:span text:style-name="T3"><text:line-break/></text:span><text:span text:style-name="T3">--abor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9" draw:text-style-name="P14" draw:layer="layout" draw:type="line" svg:x1="7.208cm" svg:y1="13.064cm" svg:x2="7.208cm" svg:y2="14.017cm" draw:start-shape="id26" draw:start-glue-point="6" draw:end-shape="id31" draw:end-glue-point="4" svg:d="M7208 13064v953" svg:viewBox="0 0 1 954">
          <text:p/>
        </draw:connector>
        <draw:connector draw:style-name="gr50" draw:text-style-name="P14" draw:layer="layout" draw:type="line" svg:x1="7.208cm" svg:y1="15.923cm" svg:x2="7.208cm" svg:y2="16.873cm" draw:start-shape="id31" draw:start-glue-point="6" draw:end-shape="id28" draw:end-glue-point="4" svg:d="M7208 15923v950" svg:viewBox="0 0 1 951">
          <text:p/>
        </draw:connector>
        <draw:connector draw:style-name="gr51" draw:text-style-name="P14" draw:layer="layout" svg:x1="8.97cm" svg:y1="14.97cm" svg:x2="13.827cm" svg:y2="21.574cm" draw:start-shape="id31" draw:start-glue-point="7" draw:end-shape="id30" draw:end-glue-point="0" svg:d="M8970 14970h4857v6604" svg:viewBox="0 0 4858 6605">
          <text:p/>
        </draw:connector>
        <draw:frame draw:style-name="gr52" draw:text-style-name="P17" draw:layer="layout" svg:width="0.952cm" svg:height="0.635cm" svg:x="9.037cm" svg:y="14.334cm">
          <draw:text-box>
            <text:p text:style-name="P26"><text:span text:style-name="T8">yes</text:span></text:p>
          </draw:text-box>
        </draw:frame>
        <draw:frame draw:style-name="gr53" draw:text-style-name="P17" draw:layer="layout" svg:width="0.952cm" svg:height="0.635cm" svg:x="9.037cm" svg:y="17.192cm">
          <draw:text-box>
            <text:p text:style-name="P26"><text:span text:style-name="T8">yes</text:span></text:p>
          </draw:text-box>
        </draw:frame>
        <draw:frame draw:style-name="gr54" draw:text-style-name="P17" draw:layer="layout" svg:width="0.952cm" svg:height="0.635cm" svg:x="7.45cm" svg:y="15.922cm">
          <draw:text-box>
            <text:p text:style-name="P26"><text:span text:style-name="T8">no</text:span></text:p>
          </draw:text-box>
        </draw:frame>
        <draw:frame draw:style-name="gr55" draw:text-style-name="P17" draw:layer="layout" svg:width="0.952cm" svg:height="0.635cm" svg:x="7.45cm" svg:y="18.779cm">
          <draw:text-box>
            <text:p text:style-name="P26"><text:span text:style-name="T8">no</text:span></text:p>
          </draw:text-box>
        </draw:frame>
        <draw:frame draw:style-name="gr30" draw:text-style-name="P28" draw:layer="layout" svg:width="12.7cm" svg:height="1.429cm" svg:x="5.16cm" svg:y="3.221cm">
          <draw:text-box>
            <text:p text:style-name="P27"><text:span text:style-name="T10">prompt_and_parse(ap::</text:span><text:span text:style-name="T10"><text:line-break/></text:span><text:span text:style-name="T10"><text:tab/></text:span><text:span text:style-name="T10">Union{Nothing, AbstractParser)</text:span></text:p>
          </draw:text-box>
        </draw:frame>
        <draw:custom-shape draw:style-name="gr34" draw:text-style-name="P21" xml:id="id33" draw:id="id33" draw:layer="layout" svg:width="6.065cm" svg:height="1.906cm" svg:x="4.175cm" svg:y="6.396cm">
          <text:p text:style-name="P20"><text:span text:style-name="T11">isnothing(ap)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5" draw:text-style-name="P2" xml:id="id35" draw:id="id35" draw:layer="layout" svg:width="2.222cm" svg:height="1.016cm" svg:x="6.096cm" svg:y="21.637cm">
          <text:p text:style-name="P1"><text:span text:style-name="T1">retu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6" draw:text-style-name="P14" draw:layer="layout" svg:x1="7.207cm" svg:y1="5.697cm" svg:x2="7.208cm" svg:y2="6.396cm" draw:start-shape="id32" draw:start-glue-point="2" draw:end-shape="id33" draw:end-glue-point="4" svg:d="M7207 5697v350h1v349" svg:viewBox="0 0 2 700">
          <text:p/>
        </draw:connector>
        <draw:connector draw:style-name="gr36" draw:text-style-name="P14" draw:layer="layout" svg:x1="4.175cm" svg:y1="7.349cm" svg:x2="3.699cm" svg:y2="18.78cm" draw:start-shape="id33" draw:start-glue-point="5" draw:end-shape="id34" draw:end-glue-point="5" svg:d="M4175 7349h-502v6193h26v5238" svg:viewBox="0 0 503 11432">
          <text:p/>
        </draw:connector>
        <draw:connector draw:style-name="gr57" draw:text-style-name="P14" draw:layer="layout" svg:x1="7.207cm" svg:y1="20.748cm" svg:x2="7.207cm" svg:y2="21.637cm" draw:end-shape="id35" draw:end-glue-point="0" svg:d="M7207 20748v889" svg:viewBox="0 0 1 890">
          <text:p/>
        </draw:connector>
        <draw:connector draw:style-name="gr37" draw:text-style-name="P14" draw:layer="layout" svg:x1="3.699cm" svg:y1="20.05cm" svg:x2="6.096cm" svg:y2="22.145cm" draw:start-shape="id34" draw:start-glue-point="8" draw:end-shape="id35" draw:end-glue-point="3" svg:d="M3699 20050v2095h2397" svg:viewBox="0 0 2398 2096">
          <text:p/>
        </draw:connector>
        <draw:connector draw:style-name="gr38" draw:text-style-name="P14" draw:layer="layout" svg:x1="7.208cm" svg:y1="8.302cm" svg:x2="7.208cm" svg:y2="8.937cm" draw:start-shape="id33" draw:start-glue-point="6" draw:end-shape="id25" draw:end-glue-point="5" svg:d="M7208 8302v635" svg:viewBox="0 0 1 636">
          <text:p/>
        </draw:connector>
        <draw:frame draw:style-name="gr58" draw:text-style-name="P17" draw:layer="layout" svg:width="0.952cm" svg:height="0.635cm" svg:x="7.668cm" svg:y="8.302cm">
          <draw:text-box>
            <text:p text:style-name="P26"><text:span text:style-name="T8">no</text:span></text:p>
          </draw:text-box>
        </draw:frame>
        <draw:frame draw:style-name="gr59" draw:text-style-name="P17" draw:layer="layout" svg:width="0.952cm" svg:height="0.635cm" svg:x="3.54cm" svg:y="6.715cm">
          <draw:text-box>
            <text:p text:style-name="P26"><text:span text:style-name="T8">yes</text:span></text:p>
          </draw:text-box>
        </draw:frame>
        <draw:custom-shape draw:style-name="gr60" draw:text-style-name="P30" xml:id="id34" draw:id="id34" draw:layer="layout" svg:width="4.127cm" svg:height="1.27cm" svg:x="1.635cm" svg:y="18.78cm">
          <text:p text:style-name="P29"><text:span text:style-name="T11">empty se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1" draw:text-style-name="P25" xml:id="id36" draw:id="id36" draw:layer="layout" svg:width="4.127cm" svg:height="1.27cm" svg:x="5.144cm" svg:y="19.732cm">
          <text:p text:style-name="P24"><text:span text:style-name="T6">parsed arg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2" draw:text-style-name="P14" draw:layer="layout" svg:x1="7.208cm" svg:y1="18.779cm" svg:x2="7.208cm" svg:y2="19.732cm" draw:start-shape="id28" draw:start-glue-point="6" draw:end-shape="id36" draw:end-glue-point="5" svg:d="M7208 18779v953" svg:viewBox="0 0 1 954">
          <text:p/>
        </draw:connector>
      </draw:page>
      <draw:page draw:name="page4" draw:style-name="dp1" draw:master-page-name="Default">
        <draw:custom-shape draw:style-name="gr22" draw:text-style-name="P2" xml:id="id42" draw:id="id42" draw:layer="measurelines" svg:width="2.667cm" svg:height="0.889cm" svg:x="4.62cm" svg:y="1.635cm">
          <text:p text:style-name="P1"><text:span text:style-name="T1">St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2" xml:id="id43" draw:id="id43" draw:layer="measurelines" svg:width="1.905cm" svg:height="1.143cm" svg:x="5.001cm" svg:y="2.905cm">
          <text:p text:style-name="P1"><text:span text:style-name="T1">read CL arg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44" draw:id="id44" draw:layer="measurelines" svg:width="4.127cm" svg:height="1.27cm" svg:x="3.89cm" svg:y="6.715cm">
          <text:p text:style-name="P1"><text:span text:style-name="T1">prompt &amp; read general option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2" xml:id="id37" draw:id="id37" draw:layer="measurelines" svg:width="2.858cm" svg:height="1.588cm" svg:x="4.524cm" svg:y="4.592cm">
          <text:p text:style-name="P1"><text:span text:style-name="T1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2" xml:id="id38" draw:id="id38" draw:layer="measurelines" svg:width="1.905cm" svg:height="1.143cm" svg:x="8.62cm" svg:y="4.815cm">
          <text:p text:style-name="P1"><text:span text:style-name="T1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6" draw:text-style-name="P31" draw:layer="measurelines" svg:x1="7.382cm" svg:y1="5.386cm" svg:x2="8.858cm" svg:y2="5.387cm" draw:start-shape="id37" draw:start-glue-point="7" draw:end-shape="id38" draw:end-glue-point="9" svg:d="M7382 5386h619v1h857" svg:viewBox="0 0 1477 2">
          <text:p/>
        </draw:connector>
        <draw:custom-shape draw:style-name="gr14" draw:text-style-name="P4" xml:id="id39" draw:id="id39" draw:layer="measurelines" svg:width="2.858cm" svg:height="1.588cm" svg:x="4.524cm" svg:y="8.619cm">
          <text:p text:style-name="P3"><text:span text:style-name="T3">--help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4" xml:id="id40" draw:id="id40" draw:layer="measurelines" svg:width="1.905cm" svg:height="1.143cm" svg:x="8.58cm" svg:y="8.842cm">
          <text:p text:style-name="P3"><text:span text:style-name="T3">print help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41" draw:id="id41" draw:layer="measurelines" svg:width="1.524cm" svg:height="1.016cm" svg:x="13.446cm" svg:y="26.4cm">
          <text:p text:style-name="P3"><text:span text:style-name="T3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5" draw:layer="measurelines" svg:x1="7.382cm" svg:y1="9.413cm" svg:x2="8.818cm" svg:y2="9.414cm" draw:start-shape="id39" draw:start-glue-point="7" draw:end-shape="id40" draw:end-glue-point="9" svg:d="M7382 9413h599v1h837" svg:viewBox="0 0 1437 2">
          <text:p/>
        </draw:connector>
        <draw:connector draw:style-name="gr64" draw:text-style-name="P15" draw:layer="measurelines" svg:x1="10.247cm" svg:y1="9.414cm" svg:x2="13.446cm" svg:y2="26.908cm" draw:start-shape="id40" draw:start-glue-point="6" draw:end-shape="id41" draw:end-glue-point="3" svg:d="M10247 9414h1719v17494h1480" svg:viewBox="0 0 3200 17495">
          <text:p/>
        </draw:connector>
        <draw:connector draw:style-name="gr65" draw:text-style-name="P31" draw:layer="measurelines" svg:x1="5.953cm" svg:y1="2.524cm" svg:x2="5.954cm" svg:y2="2.905cm" draw:start-shape="id42" draw:start-glue-point="2" draw:end-shape="id43" draw:end-glue-point="5" svg:d="M5953 2524v190h1v191" svg:viewBox="0 0 2 382">
          <text:p/>
        </draw:connector>
        <draw:connector draw:style-name="gr66" draw:text-style-name="P31" draw:layer="measurelines" svg:x1="5.954cm" svg:y1="4.048cm" svg:x2="5.953cm" svg:y2="4.592cm" draw:start-shape="id43" draw:start-glue-point="8" draw:end-shape="id37" draw:end-glue-point="4" svg:d="M5954 4048v272h-1v272" svg:viewBox="0 0 2 545">
          <text:p/>
        </draw:connector>
        <draw:connector draw:style-name="gr67" draw:text-style-name="P31" draw:layer="measurelines" svg:x1="5.953cm" svg:y1="6.18cm" svg:x2="5.954cm" svg:y2="6.715cm" draw:start-shape="id37" draw:start-glue-point="6" draw:end-shape="id44" draw:end-glue-point="5" svg:d="M5953 6180v268h1v267" svg:viewBox="0 0 2 536">
          <text:p/>
        </draw:connector>
        <draw:custom-shape draw:style-name="gr35" draw:text-style-name="P2" xml:id="id45" draw:id="id45" draw:layer="measurelines" svg:width="2.222cm" svg:height="1.016cm" svg:x="4.842cm" svg:y="10.778cm">
          <text:p text:style-name="P1"><text:span text:style-name="T1">collect ar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" xml:id="id47" draw:id="id47" draw:layer="measurelines" svg:width="3.111cm" svg:height="1.27cm" svg:x="4.398cm" svg:y="14.651cm">
          <text:p text:style-name="P1"><text:span text:style-name="T1">file selection dialog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9" draw:text-style-name="P2" xml:id="id48" draw:id="id48" draw:layer="measurelines" svg:width="3.388cm" svg:height="1.588cm" svg:x="4.259cm" svg:y="16.556cm">
          <text:p text:style-name="P1"><text:span text:style-name="T1">aborted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2" xml:id="id51" draw:id="id51" draw:layer="measurelines" svg:width="4.115cm" svg:height="1.27cm" svg:x="3.896cm" svg:y="22.59cm">
          <text:p text:style-name="P1"><text:span text:style-name="T1">another file prompt &amp; read inp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5" draw:text-style-name="P2" xml:id="id49" draw:id="id49" draw:layer="measurelines" svg:width="2.222cm" svg:height="1.016cm" svg:x="4.842cm" svg:y="18.779cm">
          <text:p text:style-name="P1"><text:span text:style-name="T1">process 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xml:id="id46" draw:id="id46" draw:layer="measurelines" svg:width="4.127cm" svg:height="1.27cm" svg:x="3.89cm" svg:y="12.43cm">
          <text:p text:style-name="P1"><text:span text:style-name="T1">prompt &amp; read case-specific options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1" draw:text-style-name="P2" xml:id="id50" draw:id="id50" draw:layer="measurelines" svg:width="3.099cm" svg:height="1.27cm" svg:x="4.404cm" svg:y="20.685cm">
          <text:p text:style-name="P1"><text:span text:style-name="T1">print results summary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2" draw:text-style-name="P31" draw:layer="measurelines" svg:x1="10.287cm" svg:y1="5.387cm" svg:x2="13.446cm" svg:y2="26.908cm" draw:start-shape="id38" draw:start-glue-point="6" draw:end-shape="id41" draw:end-glue-point="3" svg:d="M10287 5387h1699v21521h1460" svg:viewBox="0 0 3160 21522">
          <text:p/>
        </draw:connector>
        <draw:connector draw:style-name="gr73" draw:text-style-name="P31" draw:layer="measurelines" svg:x1="5.954cm" svg:y1="7.985cm" svg:x2="5.953cm" svg:y2="8.619cm" draw:start-shape="id44" draw:start-glue-point="8" draw:end-shape="id39" draw:end-glue-point="4" svg:d="M5954 7985v318h-1v316" svg:viewBox="0 0 2 635">
          <text:p/>
        </draw:connector>
        <draw:connector draw:style-name="gr74" draw:text-style-name="P31" draw:layer="measurelines" svg:x1="5.953cm" svg:y1="10.207cm" svg:x2="5.953cm" svg:y2="10.778cm" draw:start-shape="id39" draw:start-glue-point="6" draw:end-shape="id45" draw:end-glue-point="0" svg:d="M5953 10207v571" svg:viewBox="0 0 1 572">
          <text:p/>
        </draw:connector>
        <draw:connector draw:style-name="gr75" draw:text-style-name="P31" draw:layer="measurelines" svg:x1="5.953cm" svg:y1="11.794cm" svg:x2="5.954cm" svg:y2="12.43cm" draw:start-shape="id45" draw:start-glue-point="2" draw:end-shape="id46" draw:end-glue-point="5" svg:d="M5953 11794v319h1v317" svg:viewBox="0 0 2 637">
          <text:p/>
        </draw:connector>
        <draw:connector draw:style-name="gr76" draw:text-style-name="P31" draw:layer="measurelines" svg:x1="5.954cm" svg:y1="13.7cm" svg:x2="5.954cm" svg:y2="14.651cm" draw:start-shape="id46" draw:start-glue-point="8" draw:end-shape="id47" draw:end-glue-point="5" svg:d="M5954 13700v951" svg:viewBox="0 0 1 952">
          <text:p/>
        </draw:connector>
        <draw:connector draw:style-name="gr77" draw:text-style-name="P31" draw:layer="measurelines" svg:x1="5.954cm" svg:y1="15.921cm" svg:x2="5.953cm" svg:y2="16.556cm" draw:start-shape="id47" draw:start-glue-point="8" draw:end-shape="id48" draw:end-glue-point="4" svg:d="M5954 15921v318h-1v317" svg:viewBox="0 0 2 636">
          <text:p/>
        </draw:connector>
        <draw:connector draw:style-name="gr78" draw:text-style-name="P31" draw:layer="measurelines" svg:x1="5.953cm" svg:y1="18.144cm" svg:x2="5.953cm" svg:y2="18.779cm" draw:start-shape="id48" draw:start-glue-point="6" draw:end-shape="id49" draw:end-glue-point="0" svg:d="M5953 18144v635" svg:viewBox="0 0 1 636">
          <text:p/>
        </draw:connector>
        <draw:connector draw:style-name="gr79" draw:text-style-name="P31" draw:layer="measurelines" svg:x1="5.953cm" svg:y1="19.795cm" svg:x2="5.954cm" svg:y2="20.685cm" draw:start-shape="id49" draw:start-glue-point="2" draw:end-shape="id50" draw:end-glue-point="5" svg:d="M5953 19795v446h1v444" svg:viewBox="0 0 2 891">
          <text:p/>
        </draw:connector>
        <draw:connector draw:style-name="gr80" draw:text-style-name="P31" draw:layer="measurelines" svg:x1="5.954cm" svg:y1="21.955cm" svg:x2="5.954cm" svg:y2="22.59cm" draw:start-shape="id50" draw:start-glue-point="8" draw:end-shape="id51" draw:end-glue-point="5" svg:d="M5954 21955v635" svg:viewBox="0 0 1 636">
          <text:p/>
        </draw:connector>
        <draw:connector draw:style-name="gr81" draw:text-style-name="P31" draw:layer="measurelines" svg:x1="4.279cm" svg:y1="25.606cm" svg:x2="4.406cm" svg:y2="13.065cm" draw:start-shape="id52" draw:start-glue-point="5" draw:end-shape="id46" draw:end-glue-point="9" svg:d="M4279 25606h-891v-12541h1018" svg:viewBox="0 0 1019 12542">
          <text:p/>
        </draw:connector>
        <draw:connector draw:style-name="gr82" draw:text-style-name="P31" draw:layer="measurelines" svg:x1="4.259cm" svg:y1="17.35cm" svg:x2="4.406cm" svg:y2="13.065cm" draw:start-shape="id48" draw:start-glue-point="5" draw:end-shape="id46" draw:end-glue-point="9" svg:d="M4259 17350h-871v-4285h1018" svg:viewBox="0 0 1019 4286">
          <text:p/>
        </draw:connector>
        <draw:connector draw:style-name="gr83" draw:text-style-name="P31" draw:layer="measurelines" svg:x1="5.973cm" svg:y1="26.4cm" svg:x2="13.446cm" svg:y2="26.908cm" draw:start-shape="id52" draw:start-glue-point="6" draw:end-shape="id41" draw:end-glue-point="3" svg:d="M5973 26400v508h7473" svg:viewBox="0 0 7474 509">
          <text:p/>
        </draw:connector>
        <draw:custom-shape draw:style-name="gr69" draw:text-style-name="P2" xml:id="id52" draw:id="id52" draw:layer="measurelines" svg:width="3.388cm" svg:height="1.588cm" svg:x="4.279cm" svg:y="24.812cm">
          <text:p text:style-name="P1"><text:span text:style-name="T1">next file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4" draw:text-style-name="P31" draw:layer="measurelines" svg:x1="5.954cm" svg:y1="23.86cm" svg:x2="5.973cm" svg:y2="24.812cm" draw:start-shape="id51" draw:start-glue-point="8" draw:end-shape="id52" draw:end-glue-point="4" svg:d="M5954 23860v477h19v475" svg:viewBox="0 0 20 953">
          <text:p/>
        </draw:connector>
        <draw:frame draw:style-name="gr3" draw:text-style-name="P5" draw:layer="measurelines" svg:width="0.654cm" svg:height="0.497cm" svg:x="7.35cm" svg:y="8.62cm">
          <draw:text-box>
            <text:p><text:span text:style-name="T4">yes</text:span></text:p>
          </draw:text-box>
        </draw:frame>
        <draw:frame draw:style-name="gr4" draw:text-style-name="P5" draw:layer="measurelines" svg:width="0.493cm" svg:height="0.497cm" svg:x="6.141cm" svg:y="10.197cm">
          <draw:text-box>
            <text:p><text:span text:style-name="T4">no</text:span></text:p>
          </draw:text-box>
        </draw:frame>
        <draw:frame draw:style-name="gr3" draw:text-style-name="P5" draw:layer="measurelines" svg:width="0.654cm" svg:height="0.497cm" svg:x="3.838cm" svg:y="17.33cm">
          <draw:text-box>
            <text:p><text:span text:style-name="T4">yes</text:span></text:p>
          </draw:text-box>
        </draw:frame>
        <draw:frame draw:style-name="gr4" draw:text-style-name="P5" draw:layer="measurelines" svg:width="0.493cm" svg:height="0.497cm" svg:x="6.141cm" svg:y="18.135cm">
          <draw:text-box>
            <text:p><text:span text:style-name="T4">no</text:span></text:p>
          </draw:text-box>
        </draw:frame>
        <draw:frame draw:style-name="gr3" draw:text-style-name="P5" draw:layer="measurelines" svg:width="0.654cm" svg:height="0.497cm" svg:x="3.44cm" svg:y="25.765cm">
          <draw:text-box>
            <text:p><text:span text:style-name="T4">yes</text:span></text:p>
          </draw:text-box>
        </draw:frame>
        <draw:frame draw:style-name="gr4" draw:text-style-name="P5" draw:layer="measurelines" svg:width="0.493cm" svg:height="0.497cm" svg:x="7.667cm" svg:y="25.755cm">
          <draw:text-box>
            <text:p><text:span text:style-name="T4">no</text:span></text:p>
          </draw:text-box>
        </draw:frame>
        <draw:frame draw:style-name="gr3" draw:text-style-name="P5" draw:layer="measurelines" svg:width="0.654cm" svg:height="0.497cm" svg:x="7.35cm" svg:y="4.81cm">
          <draw:text-box>
            <text:p><text:span text:style-name="T4">yes</text:span></text:p>
          </draw:text-box>
        </draw:frame>
        <draw:frame draw:style-name="gr4" draw:text-style-name="P5" draw:layer="measurelines" svg:width="0.493cm" svg:height="0.497cm" svg:x="6.141cm" svg:y="6.07cm">
          <draw:text-box>
            <text:p><text:span text:style-name="T4">no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 style:font-adornments="Regular" style:font-family-generic="swiss" style:font-pitch="variable"/>
    <style:font-face style:name="JuliaMono" svg:font-family="JuliaMono" style:font-pitch="variable"/>
    <style:font-face style:name="JuliaMono1" svg:font-family="JuliaMono" style:font-pitch="fixed"/>
    <style:font-face style:name="JuliaMono2" svg:font-family="JuliaMono" style:font-adornments="Regular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PingFang SC1" svg:font-family="'PingFang SC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6" draw:display-name="Arrowheads 6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8:22:41.147436118</meta:creation-date>
    <dc:date>2024-06-06T18:21:44.224912048</dc:date>
    <meta:editing-duration>PT3H7M49S</meta:editing-duration>
    <meta:editing-cycles>33</meta:editing-cycles>
    <meta:generator>LibreOffice/7.6.5.2$MacOSX_X86_64 LibreOffice_project/38d5f62f85355c192ef5f1dd47c5c0c0c6d6598b</meta:generator>
    <meta:document-statistic meta:object-count="144"/>
  </office:meta>
</office:document-meta>
</file>